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font-size="14pt" fo:font-weight="bold" fo:background-color="#33cc66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000000" fo:font-weight="normal" style:font-weight-asian="normal" style:font-weight-complex="normal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0" fo:font-weight="normal" style:font-weight-asian="normal" style:font-weight-complex="normal"/>
    </style:style>
    <style:style style:name="P8" style:family="paragraph" style:parent-style-name="Standard">
      <style:paragraph-properties fo:margin-left="0.5102in" fo:margin-right="0in" fo:text-indent="0in" style:auto-text-indent="false"/>
      <style:text-properties fo:color="#000000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000000"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0000ff" fo:font-weight="bold" style:font-weight-asian="bold" style:font-weight-complex="bold"/>
    </style:style>
    <style:style style:name="P13" style:family="paragraph" style:parent-style-name="Standard">
      <style:paragraph-properties fo:margin-left="0.5102in" fo:margin-right="0in" fo:text-indent="0in" style:auto-text-indent="false"/>
      <style:text-properties fo:color="#000000"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7f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z_core: <text:s/>Calculating Peptide Masses, Fragment Ion Masses, and Isotope Distributions</text:p>
      <text:p text:style-name="Standard"/>
      <text:p text:style-name="P2"/>
      <text:p text:style-name="P3">Working with files</text:p>
      <text:p text:style-name="P2">filename, dir = get_single_file(caption, wx_wildcard = "XLS files (*.xls)|*.xls")</text:p>
      <text:p text:style-name="P2"/>
      <text:p text:style-name="P5">Select a file for further analysis</text:p>
      <text:p text:style-name="P5"/>
      <text:p text:style-name="P3">Deconvolution</text:p>
      <text:p text:style-name="P2">get_MS(m, scan)</text:p>
      <text:p text:style-name="P2"/>
      <text:p text:style-name="P5">Returns “E”, deconvoluted scan. <text:s/>Uses dcv.deisotope.</text:p>
      <text:p text:style-name="P5">(644.86053466796875, 40207236.0, 23788.85546875, 2.0) </text:p>
      <text:p text:style-name="P5"/>
      <text:p text:style-name="P3">Scan Dictionaries</text:p>
      <text:p text:style-name="P2">scan_dict, rt_dict, filter_dict, rt2scan = create_dicts(m, start=0, stop=99999)</text:p>
      <text:p text:style-name="P2"/>
      <text:p text:style-name="P5"><text:tab/>Scan dict[scan_number] = MS1 or MS2;</text:p>
      <text:p text:style-name="P5"><text:tab/>rt dict [scan_number] = retention time</text:p>
      <text:p text:style-name="P5"><text:tab/>filter dict [scan_number] = filter</text:p>
      <text:p text:style-name="P5"><text:tab/>rt2scan [retention time] = scan </text:p>
      <text:p text:style-name="Standard"/>
      <text:p text:style-name="P3">Main fragment ion calculator</text:p>
      <text:p text:style-name="P2">Mz, b_ions, y_ions = calc_pep_mass_from_residues(sequence, cg = 1, varmod = '', fixedmod = '', Nterm='', Cterm='', round_flag=False, keepLabels=True, ret_pros = False)</text:p>
      <text:p text:style-name="Standard"/>
      <text:p text:style-name="Standard">Detailed calculation of masses and fragment ions. <text:s/>Nterm and Cterm should be in PepCalc format, when manually calculating masses. <text:s/>When using software, varmod should have “Variable Modifications” from the main multiplierz sheet, while “Fixed Modifications” should be pulled from the Mascot header (use pull_mods_from_mascot_header(filename) for this).</text:p>
      <text:p text:style-name="Standard"/>
      <text:p text:style-name="Standard">Example:</text:p>
      <text:p text:style-name="Standard">fixedmod = 'iTRAQ4plex (K)'</text:p>
      <text:p text:style-name="Standard"/>
      <text:p text:style-name="Standard">ret_pros if set true will only return a list of y-ions for proline cleavages.</text:p>
      <text:p text:style-name="Standard"/>
      <text:p text:style-name="Standard">Pros = mz_core.calc_pep_mass_from_residues("DRVYIHPFHLK", fixedmod = 'iTRAQ4plex (K)', ret_pros=True)</text:p>
      <text:p text:style-name="Standard"/>
      <text:p text:style-name="P2">calc_CHNOPS(seq, varmod='', fixedmod='', cg = 0)</text:p>
      <text:p text:style-name="Standard">Used to calculate peptide mass after calculating CHNOPS for all residues. <text:s/>Developed prior to calc_pep_mass_from residues routine. <text:s/>Also used for simulating isotope distributions.</text:p>
      <text:p text:style-name="Standard"/>
      <text:p text:style-name="P4"><text:tab/>Example illustrating variable modifications:</text:p>
      <text:p text:style-name="P6">mz_core.calc_CHNOPS('NLSPPNCTELQIDSCSSSEEIKK', 'C7: Carbamidomethyl; C15: ADP-Ribosyl')</text:p>
      <text:p text:style-name="P6"><text:soft-page-break/></text:p>
      <text:p text:style-name="P6">[120, 196, 34, 55, 2, 2, 0, 0, 0, 0, 0, 0, 0, 0]</text:p>
      <text:p text:style-name="Standard"/>
      <text:p text:style-name="P2">CHNOPS2dict(CHNOPS)</text:p>
      <text:p text:style-name="P7">Give it CHNOPS data from calc CHNOPS, get a dictionary for calc_mass.</text:p>
      <text:p text:style-name="P7"/>
      <text:p text:style-name="P7">CHNOPS</text:p>
      <text:p text:style-name="P7">[120, 196, 34, 55, 2, 2, 0, 0, 0, 0, 0, 0, 0, 0]</text:p>
      <text:p text:style-name="P7">d = mz_core.CHNOPS2dict(CHNOPS)</text:p>
      <text:p text:style-name="P7">d</text:p>
      <text:p text:style-name="P7">{'C': 120, 'H': 196, 'O': 55, 'N': 34, 'P': 2, 'S': 2}</text:p>
      <text:p text:style-name="P7">mz_core.calc_mass(d)</text:p>
      <text:p text:style-name="P7">3119.2502050000003</text:p>
      <text:p text:style-name="P2"/>
      <text:p text:style-name="P2">calc_pep_mass(sequence, cg)</text:p>
      <text:p text:style-name="Standard"/>
      <text:p text:style-name="Standard">Simple calculation of peptide mass. <text:s/>Calculates CHNOPS first (which makes a peptide container), then calculates mass and mz.</text:p>
      <text:p text:style-name="Standard"/>
      <text:p text:style-name="P2">calc_mass(CHNOPS_data)</text:p>
      <text:p text:style-name="Standard">Simple routine. <text:s/><text:span text:style-name="T2">Give it a dictionary, i.e. {'C':12,'H:26'}</text:span> and it will <text:span text:style-name="T1">return the monoisotopic mass</text:span>. <text:s/>Can be used to calculate amino acid residue weights: calc_mass(res_dict['AminoAcid'])</text:p>
      <text:p text:style-name="Standard"/>
      <text:p text:style-name="Standard">mz_core.calc_mass({'C':1})</text:p>
      <text:p text:style-name="Standard"/>
      <text:p text:style-name="Standard">Similar to CHNOPS program in visual basic!</text:p>
      <text:p text:style-name="Standard"/>
      <text:p text:style-name="Standard">Dictionaries</text:p>
      <text:p text:style-name="Standard"/>
      <text:p text:style-name="Standard">res_dict</text:p>
      <text:p text:style-name="Standard">This is a dictionary of dictionaries, i.e. {'A':{'C':X....etc}}</text:p>
      <text:p text:style-name="Standard"/>
      <text:p text:style-name="Standard">mass_dict</text:p>
      <text:p text:style-name="Standard">Dictionary of masses of elements and useful compounds.</text:p>
      <text:p text:style-name="Standard">mass_dict['H3O+']</text:p>
      <text:p text:style-name="Standard">mass_dict['water']</text:p>
      <text:p text:style-name="Standard">mz_core.mass_dict['proton']</text:p>
      <text:p text:style-name="Standard"/>
      <text:p text:style-name="P3">SIMULATING ISOTOPE DISTRIBUTIONS</text:p>
      <text:p text:style-name="P2"/>
      <text:p text:style-name="P2">def simulate(CHNOPS, PREC)</text:p>
      <text:p text:style-name="Standard">Simulates isotope distributions from CHNOPS values. <text:s/>Right now just CHNOPS in a list format.</text:p>
      <text:p text:style-name="Standard"><text:tab/>Import mz_core</text:p>
      <text:p text:style-name="Standard"><text:tab/>A = mz_core.simulate([80,50, 14, 15, 0, 0], .0001)</text:p>
      <text:p text:style-name="Standard"><text:tab/>mz_core.graph_pattern(A)</text:p>
      <text:p text:style-name="Standard"/>
      <text:p text:style-name="Standard">NOTE: Routine can take both long and short CHNOPS forms.</text:p>
      <text:p text:style-name="Standard"/>
      <text:p text:style-name="P3"><text:soft-page-break/>DERIVING CORRECTION FACTORS</text:p>
      <text:p text:style-name="P3">SILAC</text:p>
      <text:p text:style-name="P2">derive_SILAC_correction_factor(filename, sheetname, ignore_ones=True)</text:p>
      <text:p text:style-name="Standard"><text:tab/>Derives correction factor for SILAC data. <text:s/>If True, ignore_ones will ignore ratios of 1.0, i.e. no lys or arg so artificial ratio. <text:s/>Prints to screen mean, median, and std dev.</text:p>
      <text:p text:style-name="Standard"/>
      <text:p text:style-name="P3">IDENTIFYING PRECURSOR/PRODUCT ION SPECTRA</text:p>
      <text:p text:style-name="Standard"/>
      <text:p text:style-name="P2">found = look_for_mass(mass_list, target, tolerance = 0.5)</text:p>
      <text:p text:style-name="Standard"><text:tab/>Given a mass_list of [[mz, int], [mz, int], ..] looks for a mass within a tolerance.</text:p>
      <text:p text:style-name="Standard"><text:tab/>Returns [True, <text:s/>intensity] or [False, 0]</text:p>
      <text:p text:style-name="Standard"/>
      <text:p text:style-name="P2">find_MS2(file, mz, cg, rt_start=0, rt_stop=99999, tolerance=0.02, scan_type="CAD", steps = 0, only_dep=False)</text:p>
      <text:p text:style-name="P6">Finds MS2 spectra within a raw file that match the given parameters. <text:s/>Only_dep indicates all reported spectra should be data-dependent. <text:s/>Steps is the number of charge state steps up in mass the algorithm should look for in case the 13C or 2x 13C was targeted. <text:s/>Note filter only goes to 2 decimal places so larger tolerances should be used.</text:p>
      <text:p text:style-name="P6"/>
      <text:p text:style-name="P2">find_peak(MSfile, mz, tolerance=0.01, cg=2) </text:p>
      <text:p text:style-name="P11"><text:tab/>Looks through raw file MS1 spectra to identify precursors with a given m/z and charge state. <text:s/>Uses DCV deconvolution.</text:p>
      <text:p text:style-name="P12">return found</text:p>
      <text:p text:style-name="P8">[scan #, mz, member[1], intensity]</text:p>
      <text:p text:style-name="P8"/>
      <text:p text:style-name="P11">find_MS2(MSfile, mz, tolerance=0.01, inst=["FTMS", "ITMS"], mode=["c","d"], act=["hcd", "cid"])</text:p>
      <text:p text:style-name="P11"><text:tab/>Another version of find_MS2, more versatile in allowing choice of mode, instrument, and activation type.</text:p>
      <text:p text:style-name="P11">return found</text:p>
      <text:p text:style-name="P11"/>
      <text:p text:style-name="P3">LOOK UP PEAK INTENSITIES</text:p>
      <text:p text:style-name="Standard"/>
      <text:p text:style-name="P2">derive_intensities(filename, sheetname, tolerance = 0.02, threshold=200)</text:p>
      <text:p text:style-name="Standard"><text:tab/>For each peptide in the sheet, defines the peak profile (mono iso and 2 isotopes), returns max and profile in xls sheet.</text:p>
      <text:p text:style-name="Standard"/>
      <text:p text:style-name="P3">EXAMINING RAWFILES/XLS FILES FOR SPECIFIC PTMs/MARKERS</text:p>
      <text:p text:style-name="Standard"/>
      <text:p text:style-name="P2">acetyl_check(filename, sheetname)</text:p>
      <text:p text:style-name="Standard"><text:tab/>Reads a multiplierz sheet; for each peptide ID, looks in rawfile for the immonium ion of acetylated lysine; results are incorporated in the xls file.</text:p>
      <text:p text:style-name="P11"/>
      <text:p text:style-name="P2">acetyl(file)</text:p>
      <text:p text:style-name="P11"><text:tab/> Looks for the immonium ion of phosphotyrosine in spectra of given rawfile, returns a list of scans.</text:p>
      <text:p text:style-name="Standard"/>
      <text:p text:style-name="P3">WORKING WITH SPECTRA</text:p>
      <text:p text:style-name="Standard"/>
      <text:p text:style-name="P2"><text:soft-page-break/>top20 = pick_top_20(file, scan)</text:p>
      <text:p text:style-name="Standard"/>
      <text:p text:style-name="Standard"><text:tab/>Given file and scan return top 20 ions in an ITMS spectrum.</text:p>
      <text:p text:style-name="Standard"><text:tab/>Returns [[mz, int], [mz, int], ..]</text:p>
      <text:p text:style-name="Standard"/>
      <text:p text:style-name="P2">top_20_annotater_matcher_itms(filename, sheetname)</text:p>
      <text:p text:style-name="Standard"><text:tab/>Given a multiplierz sheet, finds top 20 ions in ITMS spectrum (reads scan type, if HCD takes scan from spec desc – 1) and outputs to new column Top20. <text:s/>Calculates y and b ion masses (only +1, and assumes iTRAQ labeled) and adds a column for members of the top 20 that match to theoretical y or b type ions.</text:p>
      <text:p text:style-name="P9"/>
      <text:p text:style-name="P10">MS3_extract(filename, sheetname)</text:p>
      <text:p text:style-name="P10"/>
      <text:p text:style-name="P6">Given a multiplierz sheet, annotates with iTRAQ reporter intensities for MS3 scans. <text:s/>Assumes two possible MS3 scans were taken for each precursor. <text:s/>For each row in the xls, evaluates scan type. <text:s/>From scan type, calculates scan numbers of putative MS3 scans. <text:s/>If the m/z value in the filter of the row referenced scan matches those in the calculated MS3 scans, it will extract the intensitites. <text:s/>If all reporters have values, “Complete” for each scan “1” or “2” will have a True.</text:p>
      <text:p text:style-name="P9"/>
      <text:p text:style-name="P6"/>
      <text:p text:style-name="P3">ITRAQ Correction Factors</text:p>
      <text:p text:style-name="P2">reps, cf = derive_CF(filename, sheetname, labels='i4', type='summed', all_non_zero=True)</text:p>
      <text:p text:style-name="P2"/>
      <text:p text:style-name="P8">Currently supports i4 and i8 for iTRAQ 4 plex or 8 plex, respectively. <text:s/>Should have xls sheet after running combine peptides (makes Summed 114, etc and Max 114, etc.). <text:s/>This is specified as type, i.e. summed looks for Summed 114. <text:s/>Returns raw summed reporters and calculated correction factors.</text:p>
      <text:p text:style-name="P8"/>
      <text:p text:style-name="P2">apply_CF(filename, sheetname, cf, type='summed')</text:p>
      <text:p text:style-name="P2"/>
      <text:p text:style-name="P8">Currently supports i4 and i8 for iTRAQ 4 plex or 8 plex, respectively. <text:s/>Should have xls sheet after running combine peptides (makes Summed 114, etc and Max 114, etc.). <text:s/>This is specified as type, i.e. summed looks for Summed 114. <text:s/>cf should be a list containing all correction factors to be applied.</text:p>
      <text:p text:style-name="P11"/>
      <text:p text:style-name="P11">---------------------------</text:p>
      <text:p text:style-name="P8"/>
      <text:p text:style-name="P8">get_single_file(caption='Select File...', wx_wildcard = "XLS files (*.xls)|*.xls")</text:p>
      <text:p text:style-name="P8">return filename, dir</text:p>
      <text:p text:style-name="P8"/>
      <text:p text:style-name="P8">get_multiple_files(caption, wx_wildcard = "XLS files (*.xls)|*.xls")</text:p>
      <text:p text:style-name="P8">return filenames, dir</text:p>
      <text:p text:style-name="P8"/>
      <text:p text:style-name="P8">derive_elution_range(m, scan_dict, scan, mz, cg, tolerance, threshold)</text:p>
      <text:p text:style-name="P8">return start, stop, scan_array</text:p>
      <text:p text:style-name="P8"/>
      <text:p text:style-name="P8">derive_elution_range_by_C12_C13(m, scan_dict, scan, mz, cg, tolerance, threshold)</text:p>
      <text:p text:style-name="P8">return start, stop, scan_array</text:p>
      <text:p text:style-name="P8"/>
      <text:p text:style-name="P8"><text:soft-page-break/>look_for_mz_cg(current_MS1, mz, cg, tolerance = 0.02)</text:p>
      <text:p text:style-name="P8">return found_mz, found</text:p>
      <text:p text:style-name="P8"/>
      <text:p text:style-name="P8">look_for_mz_return_intensity(current_MS1, mz, tolerance = 0.02, inten=0)</text:p>
      <text:p text:style-name="P8">return found_mz, found, intensity</text:p>
      <text:p text:style-name="P8"/>
      <text:p text:style-name="P8">look_for_mz(current_MS1, mz, tolerance = 0.02, inten=0)</text:p>
      <text:p text:style-name="P8">return found_mz, found</text:p>
      <text:p text:style-name="P8"/>
      <text:p text:style-name="P8">get_intensity(ms1, pMZ, tolerance = 0.02)</text:p>
      <text:p text:style-name="P8">return max([(mz,s,n,z) for (mz,s,n,z) in ms1 if abs(mz</text:p>
      <text:p text:style-name="P8"/>
      <text:p text:style-name="P8">create_dicts(m, start=0, stop=99999)</text:p>
      <text:p text:style-name="P8">return scan_dict, rt_dict, filter_dict, rt2scan</text:p>
      <text:p text:style-name="P8"/>
      <text:p text:style-name="P8">find_MS1(scan_dict, scan, direction)</text:p>
      <text:p text:style-name="P8">return found</text:p>
      <text:p text:style-name="P8"/>
      <text:p text:style-name="P8">get_MS(m, scan)</text:p>
      <text:p text:style-name="P8">return E</text:p>
      <text:p text:style-name="P8"/>
      <text:p text:style-name="P8">get_cal_mass(DataFile)</text:p>
      <text:p text:style-name="P8">return cal_mass</text:p>
      <text:p text:style-name="P8"/>
      <text:p text:style-name="P8">grab_cal_mass(C, lastcal, main_cal)</text:p>
      <text:p text:style-name="P8">return cal, calibration</text:p>
      <text:p text:style-name="P8"/>
      <text:p text:style-name="P8">read_mass_def()</text:p>
      <text:p text:style-name="P8">return mass_dict</text:p>
      <text:p text:style-name="P8"/>
      <text:p text:style-name="P8">read_residues()</text:p>
      <text:p text:style-name="P8">return residues</text:p>
      <text:p text:style-name="P8"/>
      <text:p text:style-name="P8">read_Nterm_mod_return_dict()</text:p>
      <text:p text:style-name="P8">return Nterm_dict</text:p>
      <text:p text:style-name="P8"/>
      <text:p text:style-name="P8">read_Cterm_mod_return_dict()</text:p>
      <text:p text:style-name="P8">return Cterm_dict</text:p>
      <text:p text:style-name="P8"/>
      <text:p text:style-name="P8">read_residues_return_dict()</text:p>
      <text:p text:style-name="P8">return res_dict</text:p>
      <text:p text:style-name="P8"/>
      <text:p text:style-name="P8">create_peptide_container(seq, varmod, fixedmod, keepLabels=True)</text:p>
      <text:p text:style-name="P8">return peptide</text:p>
      <text:p text:style-name="P8"/>
      <text:p text:style-name="P8">calc_CHNOPS(seq, varmod='', fixedmod='', cg = 0)</text:p>
      <text:p text:style-name="P8">return CHNOPS</text:p>
      <text:p text:style-name="P8"/>
      <text:p text:style-name="P8">calc_mass(CHNOPS_data)</text:p>
      <text:p text:style-name="P8"><text:soft-page-break/>return mass</text:p>
      <text:p text:style-name="P8"/>
      <text:p text:style-name="P8">calc_pep_mass(sequence, cg)</text:p>
      <text:p text:style-name="P8">return mass</text:p>
      <text:p text:style-name="P8"/>
      <text:p text:style-name="P8">CHNOPS2dict(CHNOPS)</text:p>
      <text:p text:style-name="P8">return CHNOPS_dict</text:p>
      <text:p text:style-name="P8"/>
      <text:p text:style-name="P8">calc_pep_mass_from_residues(sequence, cg = 1, varmod = '', fixedmod = '', Nterm='', Cterm='', round_flag=False, keepLabels=True, ret_pros = False, ions='b/y')</text:p>
      <text:p text:style-name="P8">return mz, b_series, y_series</text:p>
      <text:p text:style-name="P8"/>
      <text:p text:style-name="P8">return pros</text:p>
      <text:p text:style-name="P8"/>
      <text:p text:style-name="P8">read_isotopes()</text:p>
      <text:p text:style-name="P8">return Atoms, NATOM, NumDict, Iso_Dict</text:p>
      <text:p text:style-name="P8"/>
      <text:p text:style-name="P8">make_array()</text:p>
      <text:p text:style-name="P8">return x</text:p>
      <text:p text:style-name="P8"/>
      <text:p text:style-name="P8">dump_d(D)</text:p>
      <text:p text:style-name="P8">simulate(CHNOPS, PREC)</text:p>
      <text:p text:style-name="P8"/>
      <text:p text:style-name="P8">return CPATT</text:p>
      <text:p text:style-name="P8"/>
      <text:p text:style-name="P8">simulate2(CHNOPS_Dict, PREC=.0001)</text:p>
      <text:p text:style-name="P8">return CPATT</text:p>
      <text:p text:style-name="P8"/>
      <text:p text:style-name="P8">graph_pattern(A)</text:p>
      <text:p text:style-name="P8">extract_gi(filename, sheetname, outfile, gi_sheet_name = 'gi')</text:p>
      <text:p text:style-name="P8"/>
      <text:p text:style-name="P8">pull_mods_from_mascot_header(filename)</text:p>
      <text:p text:style-name="P8"/>
      <text:p text:style-name="P8">return header</text:p>
      <text:p text:style-name="P8"/>
      <text:p text:style-name="P8">derive_SILAC_correction_factor(filename, sheetname, ignore_ones=True)</text:p>
      <text:p text:style-name="P8">annonate_xls_with_iTRAQ_figures(filename, sheetname)</text:p>
      <text:p text:style-name="P8"/>
      <text:p text:style-name="P8">top_20_annotater_itms(filename, sheetname)</text:p>
      <text:p text:style-name="P8"/>
      <text:p text:style-name="P8">top_20_annotater_matcher_itms(filename, sheetname)</text:p>
      <text:p text:style-name="P8"/>
      <text:p text:style-name="P8">look_for_mass(mass_list, target, tolerance = 0.5)</text:p>
      <text:p text:style-name="P8"/>
      <text:p text:style-name="P8">return found</text:p>
      <text:p text:style-name="P8"/>
      <text:p text:style-name="P8">pick_top_20(file, scan)</text:p>
      <text:p text:style-name="P8">return top20</text:p>
      <text:p text:style-name="P8"/>
      <text:p text:style-name="P8"><text:soft-page-break/>find_MS2(file, mz, cg, rt_start=0, rt_stop=99999, tolerance=0.02, scan_type="CAD", steps = 0, only_dep=False)</text:p>
      <text:p text:style-name="P8"/>
      <text:p text:style-name="P8">derive_CF(filename, sheetname="Data", labels='i4', type='summed', all_non_zero=True, ignore_cRAP=True, channels=[])</text:p>
      <text:p text:style-name="P8"/>
      <text:p text:style-name="P8">return reps, cf</text:p>
      <text:p text:style-name="P8"/>
      <text:p text:style-name="P8">apply_CF(filename, sheetname, cf, type='summed')</text:p>
      <text:p text:style-name="P8">MS3_extract(filename, sheetname)</text:p>
      <text:p text:style-name="P8"/>
      <text:p text:style-name="P8">get_reps(scan, tolerance = 0.02)</text:p>
      <text:p text:style-name="P8"/>
      <text:p text:style-name="P8">return intensities</text:p>
      <text:p text:style-name="P8"/>
      <text:p text:style-name="P8">mz_trim(filename, sheetname, tolerance)</text:p>
      <text:p text:style-name="P8">find_peak(MSfile, mz, tolerance=0.01, cg=2)</text:p>
      <text:p text:style-name="P8"/>
      <text:p text:style-name="P8">return found</text:p>
      <text:p text:style-name="P8"/>
      <text:p text:style-name="P8">find_MS2(MSfile, mz, tolerance=0.01, inst=["FTMS", "ITMS"], mode=["c","p"], act=["hcd", "cid"])</text:p>
      <text:p text:style-name="P8">return found</text:p>
      <text:p text:style-name="P8"/>
      <text:p text:style-name="P8">find_peak_in_hcd(file, mz, tolerance = .005, threshold=200)</text:p>
      <text:p text:style-name="P8">return scan_set</text:p>
      <text:p text:style-name="P8"/>
      <text:p text:style-name="P8">acetyl(file)</text:p>
      <text:p text:style-name="P8">return scan_set</text:p>
      <text:p text:style-name="P8"/>
      <text:p text:style-name="P8">acetyl_check(filename, sheetname)</text:p>
      <text:p text:style-name="P8"/>
      <text:p text:style-name="P8">internal_lys_check(filename, sheetname)</text:p>
      <text:p text:style-name="P8"/>
      <text:p text:style-name="P8">derive_intensities(filename, sheetname, tolerance = 0.02, threshold=200)</text:p>
      <text:p text:style-name="P8"/>
      <text:p text:style-name="P8">raw_to_sql(filename)</text:p>
      <text:p text:style-name="P8"/>
      <text:p text:style-name="P8">db_tic()</text:p>
      <text:p text:style-name="P8"/>
      <text:p text:style-name="P8">protein_deconvolute()</text:p>
      <text:p text:style-name="P8"/>
      <text:p text:style-name="P8">average(list)</text:p>
      <text:p text:style-name="P8"/>
      <text:p text:style-name="P8">return average</text:p>
      <text:p text:style-name="P8"/>
      <text:p text:style-name="P8">resid_sum(dist, av)</text:p>
      <text:p text:style-name="P8">return error</text:p>
      <text:p text:style-name="P8"/>
      <text:p text:style-name="P8"><text:soft-page-break/>count_MS2_spectra(file)</text:p>
      <text:p text:style-name="P8">return MS2_count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4T16:12:32.88</meta:creation-date>
    <dc:date>2012-08-04T19:49:13.09</dc:date>
    <meta:editing-duration>P42DT5H27M53S</meta:editing-duration>
    <meta:editing-cycles>37</meta:editing-cycles>
    <meta:generator>OpenOffice.org/3.3$Win32 OpenOffice.org_project/330m20$Build-9567</meta:generator>
    <meta:document-statistic meta:table-count="0" meta:image-count="0" meta:object-count="0" meta:page-count="8" meta:paragraph-count="193" meta:word-count="1261" meta:character-count="9888"/>
  </office:meta>
</office:document-meta>
</file>